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erif"/>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fo:margin-top="0cm" fo:margin-bottom="0.499cm" table:align="margins" fo:background-color="transparent">
        <style:background-image/>
      </style:table-properties>
    </style:style>
    <style:style style:name="Tabla2.A" style:family="table-column">
      <style:table-column-properties style:column-width="2.18cm" style:rel-column-width="8405*"/>
    </style:style>
    <style:style style:name="Tabla2.B" style:family="table-column">
      <style:table-column-properties style:column-width="2.187cm" style:rel-column-width="8432*"/>
    </style:style>
    <style:style style:name="Tabla2.C" style:family="table-column">
      <style:table-column-properties style:column-width="12.633cm" style:rel-column-width="48698*"/>
    </style:style>
    <style:style style:name="Tab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la2.B1" style:family="table-cell">
      <style:table-cell-properties style:vertical-align="middle" fo:padding="0.097cm" fo:border-left="0.5pt solid #000000" fo:border-right="none" fo:border-top="0.5pt solid #000000" fo:border-bottom="0.5pt solid #000000"/>
    </style:style>
    <style:style style:name="Tabla2.C1" style:family="table-cell">
      <style:table-cell-properties style:vertical-align="middle" fo:padding="0.097cm" fo:border="0.5pt solid #000000"/>
    </style:style>
    <style:style style:name="Tabla2.2" style:family="table-row">
      <style:table-row-properties fo:background-color="transparent">
        <style:background-image/>
      </style:table-row-properties>
    </style:style>
    <style:style style:name="Tabla2.A2" style:family="table-cell">
      <style:table-cell-properties style:vertical-align="middle" fo:background-color="#767676" fo:padding="0.097cm" fo:border-left="0.5pt solid #000000" fo:border-right="none" fo:border-top="none" fo:border-bottom="0.5pt solid #000000">
        <style:background-image/>
      </style:table-cell-properties>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Tabla2.A3" style:family="table-cell">
      <style:table-cell-properties style:vertical-align="middle" fo:background-color="#de2330" fo:padding="0.097cm" fo:border-left="0.5pt solid #000000" fo:border-right="none" fo:border-top="none" fo:border-bottom="0.5pt solid #000000">
        <style:background-image/>
      </style:table-cell-properties>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0.5pt solid #000000" fo:border-top="none" fo:border-bottom="0.5pt solid #000000"/>
    </style:style>
    <style:style style:name="Tabla2.A4" style:family="table-cell">
      <style:table-cell-properties style:vertical-align="middle" fo:padding="0.097cm" fo:border-left="0.5pt solid #000000" fo:border-right="none"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0.5pt solid #000000" fo:border-top="none" fo:border-bottom="0.5pt solid #000000"/>
    </style:style>
    <style:style style:name="Tabla2.A5" style:family="table-cell">
      <style:table-cell-properties style:vertical-align="middle" fo:background-color="#f4f6f7" fo:padding="0.097cm" fo:border-left="0.5pt solid #000000" fo:border-right="none" fo:border-top="none" fo:border-bottom="0.5pt solid #000000">
        <style:background-image/>
      </style:table-cell-properties>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5.991cm" fo:margin-top="0cm" fo:margin-bottom="0cm" table:align="center" fo:background-color="transparent" style:writing-mode="lr-tb">
        <style:background-image/>
      </style:table-properties>
    </style:style>
    <style:style style:name="Tabla3.A" style:family="table-column">
      <style:table-column-properties style:column-width="6.6cm"/>
    </style:style>
    <style:style style:name="Tabla3.B" style:family="table-column">
      <style:table-column-properties style:column-width="9.391cm"/>
    </style:style>
    <style:style style:name="Tabla3.1" style:family="table-row">
      <style:table-row-properties style:min-row-height="0.395cm" fo:background-color="transparent" fo:keep-together="auto">
        <style:background-image/>
      </style:table-row-properties>
    </style:style>
    <style:style style:name="Tabla3.A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332cm" fo:background-color="transparent" fo:keep-together="auto">
        <style:background-image/>
      </style:table-row-properties>
    </style:style>
    <style:style style:name="Tabla3.3" style:family="table-row">
      <style:table-row-properties style:min-row-height="0.33cm" fo:background-color="transparent" fo:keep-together="auto">
        <style:background-image/>
      </style:table-row-properties>
    </style:style>
    <style:style style:name="Tabla3.4" style:family="table-row">
      <style:table-row-properties style:min-row-height="0.483cm" fo:background-color="transparent" fo:keep-together="auto">
        <style:background-image/>
      </style:table-row-properties>
    </style:style>
    <style:style style:name="Tabla3.5" style:family="table-row">
      <style:table-row-properties style:min-row-height="0.22cm" fo:background-color="transparent" fo:keep-together="auto">
        <style:background-image/>
      </style:table-row-properties>
    </style:style>
    <style:style style:name="Tabla3.6" style:family="table-row">
      <style:table-row-properties style:min-row-height="1.371cm" fo:background-color="transparent" fo:keep-together="auto">
        <style:background-image/>
      </style:table-row-properties>
    </style:style>
    <style:style style:name="Tabla3.7" style:family="table-row">
      <style:table-row-properties style:min-row-height="0.499cm" fo:background-color="transparent" fo:keep-together="auto">
        <style:background-image/>
      </style:table-row-properties>
    </style:style>
    <style:style style:name="Tabla3.8" style:family="table-row">
      <style:table-row-properties style:min-row-height="0.118cm" fo:background-color="transparent" fo:keep-together="auto">
        <style:background-image/>
      </style:table-row-properties>
    </style:style>
    <style:style style:name="Tabla3.9" style:family="table-row">
      <style:table-row-properties style:min-row-height="0.686cm" fo:background-color="transparent" fo:keep-together="auto">
        <style:background-image/>
      </style:table-row-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font-size="10pt" officeooo:rsid="00317957" officeooo:paragraph-rsid="00317957" style:font-size-asian="10pt" style:font-size-complex="10pt"/>
    </style:style>
    <style:style style:name="P2" style:family="paragraph" style:parent-style-name="Footer">
      <style:text-properties fo:font-size="10pt" officeooo:rsid="002dffe0" officeooo:paragraph-rsid="002dffe0" style:font-size-asian="10pt" style:font-size-complex="10pt"/>
    </style:style>
    <style:style style:name="P3" style:family="paragraph" style:parent-style-name="Standard">
      <style:paragraph-properties fo:text-align="center" style:justify-single-word="false"/>
      <style:text-properties fo:font-size="26pt" officeooo:rsid="001e9230" officeooo:paragraph-rsid="001e9230" style:font-size-asian="26pt" style:font-size-complex="26pt"/>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Párrafo_20_DIW">
      <style:paragraph-properties fo:margin-top="0cm" fo:margin-bottom="0.099cm" style:contextual-spacing="false"/>
    </style:style>
    <style:style style:name="P8" style:family="paragraph" style:parent-style-name="Párrafo_20_DIW">
      <style:paragraph-properties fo:margin-top="0cm" fo:margin-bottom="0.099cm" style:contextual-spacing="false"/>
      <style:text-properties fo:font-weight="bold"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Encabezado_20_1_20_DIW" style:list-style-name="Numbering_20_123">
      <style:text-properties officeooo:paragraph-rsid="009230c5"/>
    </style:style>
    <style:style style:name="P13" style:family="paragraph" style:parent-style-name="Encabezado_20_1_20_DIW" style:list-style-name="Numbering_20_123">
      <loext:graphic-properties draw:fill="solid" draw:fill-color="#b0c4de" draw:fill-gradient-name="gradient" draw:fill-hatch-name="hatch"/>
      <style:paragraph-properties fo:margin-left="0cm" fo:margin-right="0cm" fo:margin-top="0cm" fo:margin-bottom="0.3cm" style:contextual-spacing="false" fo:text-indent="0cm" style:auto-text-indent="false" fo:break-before="page" fo:background-color="#b0c4de"/>
      <style:text-properties officeooo:rsid="0099c2b2" officeooo:paragraph-rsid="0099c2b2"/>
    </style:style>
    <style:style style:name="P14" style:family="paragraph" style:parent-style-name="Encabezado_20_2_20_DIW" style:list-style-name="Numbering_20_123">
      <style:text-properties officeooo:paragraph-rsid="00933dbd"/>
    </style:style>
    <style:style style:name="P15" style:family="paragraph" style:parent-style-name="Encabezado_20_2_20_DIW">
      <style:text-properties officeooo:rsid="009c71fc" officeooo:paragraph-rsid="009c71fc"/>
    </style:style>
    <style:style style:name="P16" style:family="paragraph" style:parent-style-name="Encabezado_20_3_20_DIW">
      <style:text-properties officeooo:rsid="00933dbd" officeooo:paragraph-rsid="00933dbd"/>
    </style:style>
    <style:style style:name="P17" style:family="paragraph" style:parent-style-name="Párrafo_20_DIW">
      <style:text-properties fo:font-size="10pt" officeooo:paragraph-rsid="006d8eaf" style:font-size-asian="10pt" style:font-size-complex="10pt"/>
    </style:style>
    <style:style style:name="P18" style:family="paragraph" style:parent-style-name="Párrafo_20_DIW">
      <style:text-properties fo:font-size="10pt" style:font-size-asian="10pt" style:font-size-complex="10pt"/>
    </style:style>
    <style:style style:name="P19" style:family="paragraph" style:parent-style-name="Párrafo_20_DIW">
      <style:paragraph-properties fo:margin-top="0cm" fo:margin-bottom="0.099cm" style:contextual-spacing="false"/>
      <style:text-properties fo:font-size="10pt" fo:font-weight="bold" style:font-size-asian="10pt" style:font-weight-asian="bold" style:font-size-complex="10pt" style:font-weight-complex="bold"/>
    </style:style>
    <style:style style:name="P20" style:family="paragraph" style:parent-style-name="Párrafo_20_DIW">
      <style:text-properties fo:font-size="10pt" fo:font-weight="bold" style:font-size-asian="10pt" style:font-weight-asian="bold" style:font-size-complex="10pt" style:font-weight-complex="bold"/>
    </style:style>
    <style:style style:name="P21" style:family="paragraph" style:parent-style-name="Párrafo_20_DIW">
      <style:text-properties fo:font-size="10pt" fo:font-weight="bold" officeooo:paragraph-rsid="006d8eaf" fo:background-color="#ffff00" style:font-size-asian="10pt" style:font-weight-asian="bold" style:font-size-complex="10pt" style:font-weight-complex="bold"/>
    </style:style>
    <style:style style:name="P22" style:family="paragraph" style:parent-style-name="Párrafo_20_DIW">
      <style:text-properties fo:font-size="10pt" fo:background-color="#ffff00" style:font-size-asian="10pt" style:font-size-complex="10pt"/>
    </style:style>
    <style:style style:name="P23" style:family="paragraph" style:parent-style-name="Párrafo_20_DIW" style:list-style-name="L2">
      <style:text-properties officeooo:paragraph-rsid="009c71fc"/>
    </style:style>
    <style:style style:name="P24" style:family="paragraph" style:parent-style-name="Párrafo_20_DIW" style:list-style-name="L2">
      <style:paragraph-properties fo:margin-top="0cm" fo:margin-bottom="0.199cm" style:contextual-spacing="false"/>
      <style:text-properties officeooo:paragraph-rsid="009c71fc"/>
    </style:style>
    <style:style style:name="P25" style:family="paragraph" style:parent-style-name="Párrafo_20_DIW" style:list-style-name="L2">
      <style:paragraph-properties fo:margin-top="0cm" fo:margin-bottom="0.199cm" style:contextual-spacing="false"/>
    </style:style>
    <style:style style:name="P26" style:family="paragraph" style:parent-style-name="Párrafo_20_DIW">
      <style:paragraph-properties fo:margin-top="0cm" fo:margin-bottom="0.099cm" style:contextual-spacing="false"/>
    </style:style>
    <style:style style:name="P27" style:family="paragraph" style:parent-style-name="Párrafo_20_DIW">
      <style:paragraph-properties fo:margin-top="0cm" fo:margin-bottom="0.099cm" style:contextual-spacing="false"/>
      <style:text-properties fo:font-weight="bold" style:font-weight-asian="bold" style:font-weight-complex="bold"/>
    </style:style>
    <style:style style:name="P28" style:family="paragraph" style:parent-style-name="Párrafo_20_DIW">
      <style:text-properties fo:font-weight="bold" officeooo:paragraph-rsid="006d8eaf" style:font-weight-asian="bold" style:font-weight-complex="bold"/>
    </style:style>
    <style:style style:name="P29" style:family="paragraph" style:parent-style-name="Párrafo_20_DIW">
      <style:text-properties fo:font-weight="bold" officeooo:rsid="009230c5" officeooo:paragraph-rsid="009230c5" style:font-weight-asian="bold" style:font-weight-complex="bold"/>
    </style:style>
    <style:style style:name="P30" style:family="paragraph" style:parent-style-name="Párrafo_20_DIW">
      <style:paragraph-properties fo:margin-top="0cm" fo:margin-bottom="0.099cm" style:contextual-spacing="false"/>
      <style:text-properties officeooo:rsid="009f0268" officeooo:paragraph-rsid="009f0268"/>
    </style:style>
    <style:style style:name="P31" style:family="paragraph" style:parent-style-name="Párrafo_20_DIW">
      <style:paragraph-properties fo:margin-top="0.101cm" fo:margin-bottom="0.101cm" style:contextual-spacing="false" fo:text-align="start" style:justify-single-word="false"/>
      <style:text-properties fo:font-size="11pt" style:font-size-asian="11pt" style:font-size-complex="11pt"/>
    </style:style>
    <style:style style:name="P32" style:family="paragraph" style:parent-style-name="Párrafo_20_DIW">
      <style:paragraph-properties fo:margin-top="0cm" fo:margin-bottom="0cm" style:contextual-spacing="false" fo:text-align="start" style:justify-single-word="false"/>
      <style:text-properties fo:font-size="11pt" style:font-size-asian="11pt" style:font-size-complex="11pt"/>
    </style:style>
    <style:style style:name="P33" style:family="paragraph" style:parent-style-name="Párrafo_20_DIW">
      <style:paragraph-properties fo:margin-top="0cm" fo:margin-bottom="0cm" style:contextual-spacing="false"/>
      <style:text-properties fo:font-size="11pt" fo:font-weight="bold" style:font-size-asian="11pt" style:font-weight-asian="bold" style:font-size-complex="11pt" style:font-weight-complex="bold"/>
    </style:style>
    <style:style style:name="P34" style:family="paragraph" style:parent-style-name="Párrafo_20_DIW">
      <style:paragraph-properties fo:margin-top="0cm" fo:margin-bottom="0cm" style:contextual-spacing="false" fo:text-align="start" style:justify-single-word="false"/>
      <style:text-properties fo:font-size="11pt" fo:font-weight="bold" officeooo:paragraph-rsid="00a51ad7" style:font-size-asian="11pt" style:font-weight-asian="bold" style:font-size-complex="11pt" style:font-weight-complex="bold"/>
    </style:style>
    <style:style style:name="P35" style:family="paragraph" style:parent-style-name="Párrafo_20_DIW">
      <style:text-properties officeooo:paragraph-rsid="006d8eaf"/>
    </style:style>
    <style:style style:name="P36" style:family="paragraph" style:parent-style-name="Párrafo_20_DIW">
      <style:text-properties officeooo:rsid="009230c5" officeooo:paragraph-rsid="009230c5"/>
    </style:style>
    <style:style style:name="P37" style:family="paragraph" style:parent-style-name="Párrafo_20_DIW">
      <style:text-properties officeooo:rsid="009230c5" officeooo:paragraph-rsid="00aa2f06"/>
    </style:style>
    <style:style style:name="P38" style:family="paragraph" style:parent-style-name="Párrafo_20_DIW" style:list-style-name="L3">
      <style:text-properties officeooo:rsid="009230c5" officeooo:paragraph-rsid="009230c5"/>
    </style:style>
    <style:style style:name="P39" style:family="paragraph" style:parent-style-name="Párrafo_20_DIW" style:list-style-name="L4">
      <style:text-properties officeooo:rsid="009230c5" officeooo:paragraph-rsid="009230c5"/>
    </style:style>
    <style:style style:name="P40" style:family="paragraph" style:parent-style-name="Párrafo_20_DIW" style:list-style-name="L5">
      <style:paragraph-properties fo:text-align="start" style:justify-single-word="false"/>
      <style:text-properties officeooo:rsid="009230c5" officeooo:paragraph-rsid="00aba364"/>
    </style:style>
    <style:style style:name="P41" style:family="paragraph" style:parent-style-name="Párrafo_20_DIW">
      <style:text-properties officeooo:rsid="009230c5" officeooo:paragraph-rsid="009230c5" fo:background-color="#ffff00"/>
    </style:style>
    <style:style style:name="P42" style:family="paragraph" style:parent-style-name="Standard">
      <style:text-properties officeooo:paragraph-rsid="00a44363"/>
    </style:style>
    <style:style style:name="P43" style:family="paragraph">
      <style:text-properties fo:font-size="11pt" style:rfc-language-tag="es-ES-u-co-trad" fo:language="es" fo:country="ES" style:font-size-asian="11pt" style:font-size-complex="11pt"/>
    </style:style>
    <style:style style:name="P44" style:family="paragraph">
      <style:text-properties fo:font-size="11pt" style:rfc-language-tag="es-ES-u-co-trad" fo:language="es" fo:country="ES"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87ed24" style:font-weight-asian="bold" style:font-weight-complex="bold"/>
    </style:style>
    <style:style style:name="T3" style:family="text">
      <style:text-properties fo:font-weight="bold" officeooo:rsid="0088306f" style:font-weight-asian="bold" style:font-weight-complex="bold"/>
    </style:style>
    <style:style style:name="T4" style:family="text">
      <style:text-properties fo:font-weight="bold" officeooo:rsid="00a6cb1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875906" style:font-style-asian="italic" style:font-style-complex="italic"/>
    </style:style>
    <style:style style:name="T7" style:family="text">
      <style:text-properties fo:font-style="italic" officeooo:rsid="00a6ee9a" style:font-style-asian="italic" style:font-style-complex="italic"/>
    </style:style>
    <style:style style:name="T8" style:family="text">
      <style:text-properties fo:font-style="italic" fo:background-color="#ffff00" loext:char-shading-value="0" style:font-style-asian="italic" style:font-style-complex="italic"/>
    </style:style>
    <style:style style:name="T9" style:family="text">
      <style:text-properties fo:font-style="italic" officeooo:rsid="00942389" fo:background-color="#ffff00" loext:char-shading-value="0" style:font-style-asian="italic" style:font-style-complex="italic"/>
    </style:style>
    <style:style style:name="T10" style:family="text">
      <style:text-properties fo:font-style="italic" officeooo:rsid="009c71fc" fo:background-color="#ffff00" loext:char-shading-value="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53589c"/>
    </style:style>
    <style:style style:name="T14" style:family="text">
      <style:text-properties officeooo:rsid="0060315e"/>
    </style:style>
    <style:style style:name="T15" style:family="text">
      <style:text-properties fo:font-style="normal" style:font-style-asian="normal" style:font-style-complex="normal"/>
    </style:style>
    <style:style style:name="T16" style:family="text">
      <style:text-properties fo:font-style="normal" officeooo:rsid="009ef443"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background-color="#ffff00" loext:char-shading-value="0"/>
    </style:style>
    <style:style style:name="T19" style:family="text">
      <style:text-properties officeooo:rsid="009c71fc" fo:background-color="#ffff00" loext:char-shading-value="0"/>
    </style:style>
    <style:style style:name="T20" style:family="text">
      <style:text-properties fo:background-color="#ffff00" loext:char-shading-value="0"/>
    </style:style>
    <style:style style:name="T21" style:family="text">
      <style:text-properties officeooo:rsid="0087ed24"/>
    </style:style>
    <style:style style:name="T22" style:family="text">
      <style:text-properties fo:font-size="10pt" style:font-size-asian="10pt" style:font-size-complex="10pt"/>
    </style:style>
    <style:style style:name="T23" style:family="text">
      <style:text-properties fo:font-size="10pt" officeooo:rsid="00aa2f06" style:font-size-asian="10pt" style:font-size-complex="10pt"/>
    </style:style>
    <style:style style:name="T24" style:family="text">
      <style:text-properties fo:font-size="10pt" officeooo:rsid="00ab7a35" style:font-size-asian="10pt" style:font-size-complex="10pt"/>
    </style:style>
    <style:style style:name="T25" style:family="text">
      <style:text-properties fo:font-size="10pt" fo:background-color="#ffff00" loext:char-shading-value="0" style:font-size-asian="10pt" style:font-size-complex="10pt"/>
    </style:style>
    <style:style style:name="T26" style:family="text">
      <style:text-properties fo:font-size="10pt" fo:background-color="#ffff00" loext:char-shading-value="0" style:font-size-asian="10pt" style:font-size-complex="10pt"/>
    </style:style>
    <style:style style:name="T27" style:family="text">
      <style:text-properties fo:font-size="10pt" officeooo:rsid="00aa2f06" fo:background-color="#ffff00" loext:char-shading-value="0" style:font-size-asian="10pt" style:font-size-complex="10pt"/>
    </style:style>
    <style:style style:name="T28" style:family="text">
      <style:text-properties fo:font-size="10pt" officeooo:rsid="00aa2f06" fo:background-color="#ffff00" loext:char-shading-value="0" style:font-size-asian="10pt" style:font-size-complex="10pt"/>
    </style:style>
    <style:style style:name="T29" style:family="text">
      <style:text-properties fo:font-size="10pt" officeooo:rsid="00ab7a35" fo:background-color="#ffff00" loext:char-shading-value="0" style:font-size-asian="10pt" style:font-size-complex="10pt"/>
    </style:style>
    <style:style style:name="T30" style:family="text">
      <style:text-properties fo:font-size="10pt" officeooo:rsid="00ab7a35" fo:background-color="#ffff00" loext:char-shading-value="0" style:font-size-asian="10pt" style:font-size-complex="10pt"/>
    </style:style>
    <style:style style:name="T31" style:family="text">
      <style:text-properties fo:font-size="10pt" fo:font-style="italic" fo:background-color="#ffff00" loext:char-shading-value="0" style:font-size-asian="10pt" style:font-style-asian="italic" style:font-size-complex="10pt" style:font-style-complex="italic"/>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font-size="10pt" fo:font-style="italic" officeooo:rsid="00aa2f06" style:font-size-asian="10pt" style:font-style-asian="italic" style:font-size-complex="10pt" style:font-style-complex="italic"/>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font-size="10pt" fo:font-weight="normal" fo:background-color="#ffff00" loext:char-shading-value="0" style:font-size-asian="10pt" style:font-weight-asian="normal" style:font-size-complex="10pt" style:font-weight-complex="normal"/>
    </style:style>
    <style:style style:name="T37" style:family="text">
      <style:text-properties fo:font-size="10pt" fo:font-weight="normal" fo:background-color="#ffff00" loext:char-shading-value="0" style:font-size-asian="10pt" style:font-weight-asian="normal" style:font-size-complex="10pt" style:font-weight-complex="normal"/>
    </style:style>
    <style:style style:name="T38" style:family="text">
      <style:text-properties officeooo:rsid="00875906"/>
    </style:style>
    <style:style style:name="T39" style:family="text">
      <style:text-properties fo:font-weight="normal" style:font-weight-asian="normal" style:font-weight-complex="normal"/>
    </style:style>
    <style:style style:name="T40" style:family="text">
      <style:text-properties fo:font-weight="normal" officeooo:rsid="009c71fc" style:font-weight-asian="normal" style:font-weight-complex="normal"/>
    </style:style>
    <style:style style:name="T41" style:family="text">
      <style:text-properties officeooo:rsid="00991b6e"/>
    </style:style>
    <style:style style:name="T42" style:family="text">
      <style:text-properties officeooo:rsid="0099c2b2"/>
    </style:style>
    <style:style style:name="T43" style:family="text">
      <style:text-properties officeooo:rsid="009c71fc"/>
    </style:style>
    <style:style style:name="T44" style:family="text">
      <style:text-properties officeooo:rsid="009f0268"/>
    </style:style>
    <style:style style:name="T45" style:family="text">
      <style:text-properties officeooo:rsid="00a0d0f1"/>
    </style:style>
    <style:style style:name="T46" style:family="text">
      <style:text-properties officeooo:rsid="00a2815e"/>
    </style:style>
    <style:style style:name="T47" style:family="text">
      <style:text-properties officeooo:rsid="00a6cb1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4">P</text:span><text:span text:style-name="T13">ráctica </text:span><text:span text:style-name="T42">3</text:span><text:line-break/><text:span text:style-name="T2">Textos e información sobre el formato</text:span></text:p>
      <text:table-of-content text:style-name="Sect1" text:protected="true" text:name="Sumario1">
        <text:table-of-content-source text:outline-level="10">
          <text:index-title-template text:style-name="Contents_20_Heading"> </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text:p>
          </text:index-title>
          <text:p text:style-name="P4"><text:a xlink:type="simple" xlink:href="#__RefHeading___Toc313_1433888512" text:style-name="Index_20_Link" text:visited-style-name="Index_20_Link">1 <text:s/>El documento <text:span text:style-name="T5">index.html</text:span> <text:tab/> 2</text:a></text:p>
          <text:p text:style-name="P4"><text:a xlink:type="simple" xlink:href="#__RefHeading___Toc2900_1980576584" text:style-name="Index_20_Link" text:visited-style-name="Index_20_Link">2 <text:s/>El documento <text:span text:style-name="T5">aplicaciones</text:span><text:span text:style-name="T5">.html</text:span> <text:tab/> 2</text:a></text:p>
          <text:p text:style-name="P4"><text:a xlink:type="simple" xlink:href="#__RefHeading___Toc2902_1980576584" text:style-name="Index_20_Link" text:visited-style-name="Index_20_Link">3 <text:s/>El documento <text:span text:style-name="T5">en-el-cine</text:span><text:span text:style-name="T5">.html</text:span> <text:tab/> 3</text:a></text:p>
          <text:p text:style-name="P4"><text:a xlink:type="simple" xlink:href="#__RefHeading___Toc2902_19805765841" text:style-name="Index_20_Link" text:visited-style-name="Index_20_Link">4 <text:s/>El documento <text:span text:style-name="T5">despacho-42</text:span><text:span text:style-name="T5">.html</text:span> <text:tab/> 3</text:a></text:p>
          <text:p text:style-name="P4"><text:a xlink:type="simple" xlink:href="#__RefHeading___Toc2904_1980576584" text:style-name="Index_20_Link" text:visited-style-name="Index_20_Link">5 <text:s/>Otras notas sobre el formato <text:tab/> 6</text:a></text:p>
          <text:p text:style-name="P5"><text:a xlink:type="simple" xlink:href="#__RefHeading___Toc2927_1980576584" text:style-name="Index_20_Link" text:visited-style-name="Index_20_Link">5.1 <text:s/>Cabecera <text:tab/>6</text:a></text:p>
          <text:p text:style-name="P5"><text:a xlink:type="simple" xlink:href="#__RefHeading___Toc2929_1980576584" text:style-name="Index_20_Link" text:visited-style-name="Index_20_Link">5.2 <text:s/>Pie de página <text:tab/>6</text:a></text:p>
          <text:p text:style-name="P5"><text:a xlink:type="simple" xlink:href="#__RefHeading___Toc2931_1980576584" text:style-name="Index_20_Link" text:visited-style-name="Index_20_Link">5.3 <text:s/>Menú de navegación principal <text:tab/>6</text:a></text:p>
          <text:p text:style-name="P5"><text:a xlink:type="simple" xlink:href="#__RefHeading___Toc2933_1980576584" text:style-name="Index_20_Link" text:visited-style-name="Index_20_Link">5.4 <text:s/>Consideraciones sobre el formato <text:tab/>7</text:a></text:p>
          <text:p text:style-name="P6"><text:a xlink:type="simple" xlink:href="#__RefHeading___Toc2935_1980576584" text:style-name="Index_20_Link" text:visited-style-name="Index_20_Link">5.4.1 <text:s/>Colores utilizados <text:tab/>7</text:a></text:p>
          <text:p text:style-name="P6"><text:a xlink:type="simple" xlink:href="#__RefHeading___Toc2937_1980576584" text:style-name="Index_20_Link" text:visited-style-name="Index_20_Link">5.4.2 <text:s/>Tipo de letra <text:tab/>7</text:a></text:p>
          <text:p text:style-name="P6"><text:a xlink:type="simple" xlink:href="#__RefHeading___Toc5986_1980576584" text:style-name="Index_20_Link" text:visited-style-name="Index_20_Link">5.4.3 <text:s/>Enlaces <text:tab/>7</text:a></text:p>
        </text:index-body>
      </text:table-of-content>
      <text:p text:style-name="Standard"/>
      <text:list xml:id="list485307881" text:style-name="Numbering_20_123">
        <text:list-item>
          <text:h text:style-name="P13" text:outline-level="1"><text:bookmark-start text:name="__RefHeading___Toc313_1433888512"/><text:span text:style-name="T38">El documento </text:span><text:span text:style-name="T6">index.html</text:span><text:bookmark-end text:name="__RefHeading___Toc313_1433888512"/></text:h>
        </text:list-item>
      </text:list>
      <text:p text:style-name="P18"><text:span text:style-name="T4">Frase</text:span><text:span text:style-name="T1"> de presentación sobre imagen</text:span> (<text:span text:style-name="T20">bg-hero-home-m.jpg</text:span> y <text:span text:style-name="T20">bg-hero-home.jpg</text:span>)</text:p>
      <text:p text:style-name="P18">Noticias y recursos sobre inteligencia artificial</text:p>
      <text:p text:style-name="P20">¿Qué es IA al día?</text:p>
      <text:p text:style-name="P18">La inteligencia artificial es la disciplina de las ciencias de la computación que tiene como propósito crear máquinas que imiten la inteligencia humana para realizar tareas y que pueden mejorar a medida que van recopilando información.</text:p>
      <text:p text:style-name="P18">En IA al día encontrarás información esencial sobre esta disciplina y el debate que su uso origina.</text:p>
      <text:p text:style-name="P20">Al día</text:p>
      <text:p text:style-name="P22">n-geoffrey-hinton.jpg</text:p>
      <text:p text:style-name="P18">02-05-2023</text:p>
      <text:p text:style-name="P20">Geoffrey Hinton advierte de los peligros de la IA</text:p>
      <text:p text:style-name="P18">Geoffrey Hinton, uno de los pioneros de la inteligencia artificial, se une a las voces críticas que alertan sobre los peligros de la IA y defiende que los científicos deben colaborar en el control de esta tecnología… </text:p>
      <text:p text:style-name="P18">Leer más [<text:span text:style-name="T20">enlace vacío</text:span>]</text:p>
      <text:p text:style-name="P22">n-ue-ia.jpg</text:p>
      <text:p text:style-name="P18">20-04-2023</text:p>
      <text:p text:style-name="P20">Bruselas prepara la ley de IA para regular su avance</text:p>
      <text:p text:style-name="P18">Una propuesta de ley de Inteligencia Artificial se está negociando en estos momentos en el Parlamento Europeo. La ley pretende proteger a los consumidores que usen o sean objeto de sistemas de IA… </text:p>
      <text:p text:style-name="P18">Leer más [<text:span text:style-name="T20">enlace vacío</text:span>]</text:p>
      <text:p text:style-name="P22">n-despacho42.jpg</text:p>
      <text:p text:style-name="P18">23-02-2023</text:p>
      <text:p text:style-name="P20">Despacho 42: Inteligencia artificial y arte</text:p>
      <text:p text:style-name="P18">En el podcast Despacho 42 de 23 de febrero, el profesor César Córcoles y la profesora Susanna Tesconi conversan sobre IA y arte con Andrés Burbano, profesor de los estudios de Artes y Humanidades de la UOC… </text:p>
      <text:p text:style-name="P18">Leer más [<text:span text:style-name="T20">enlace a despacho-42.html</text:span>]</text:p>
      <text:list xml:id="list204754045995853" text:continue-numbering="true" text:style-name="Numbering_20_123">
        <text:list-item>
          <text:h text:style-name="Encabezado_20_1_20_DIW" text:outline-level="1"><text:bookmark-start text:name="__RefHeading___Toc2900_1980576584"/><text:span text:style-name="T21">El documento </text:span><text:span text:style-name="T7">aplicaciones</text:span><text:span text:style-name="T5">.html</text:span><text:bookmark-end text:name="__RefHeading___Toc2900_1980576584"/></text:h>
        </text:list-item>
      </text:list>
      <text:p text:style-name="P28"><text:span text:style-name="T22">Aplicaciones de inteligencia artificial</text:span></text:p>
      <text:p text:style-name="P28"><text:span text:style-name="T22">DALL-E 2</text:span></text:p>
      <text:p text:style-name="P35"><text:span text:style-name="T22">DALL-E es un sistema de IA que, recurriendo a una potente base de datos, puede crear imágenes realistas a partir de una descripción elaborada en lenguaje natural.</text:span></text:p>
      <text:p text:style-name="P35"><text:span text:style-name="T22">Sitio oficial de DALL-E [</text:span><text:span text:style-name="T26">con enlace a https://openai.com/product/dall-e-2</text:span><text:span text:style-name="T22">]</text:span></text:p>
      <text:p text:style-name="P28"><text:span text:style-name="T22">Midjourney</text:span></text:p>
      <text:p text:style-name="P35"><text:span text:style-name="T22">Midjourney es una herramienta que permite crear imágenes a partir de descripciones dadas en lenguaje natural. Funciona a través de Discord. [</text:span><text:span text:style-name="T26">con enlace a https://discord.com</text:span><text:span text:style-name="T22">]</text:span></text:p>
      <text:p text:style-name="P35"><text:span text:style-name="T22">Sitio oficial de Midjourney [</text:span><text:span text:style-name="T26">con enlace a https://www.midjourney.com/home/</text:span><text:span text:style-name="T22">]</text:span></text:p>
      <text:p text:style-name="P28"><text:soft-page-break/><text:span text:style-name="T22">Synthesia</text:span></text:p>
      <text:p text:style-name="P35"><text:span text:style-name="T22">Synthesia es una herramienta para construir vídeos a partir de texto. Avatares humanos y voces generadas con IA pueden leer los textos proporcionados.</text:span></text:p>
      <text:p text:style-name="P35"><text:span text:style-name="T22">Sitio oficial de Synthesia <text:s/>[</text:span><text:span text:style-name="T26">con enlace a https://www.synthesia.io/</text:span><text:span text:style-name="T22">]</text:span></text:p>
      <text:p text:style-name="P28"><text:span text:style-name="T22">ChatGPT</text:span></text:p>
      <text:p text:style-name="P35"><text:span text:style-name="T22">ChatGPT es una inteligencia artificial conversacional. Procesa y genera texto con una calidad y fluidez muy cercana a la de un ser humano.</text:span></text:p>
      <text:p text:style-name="P35"><text:span text:style-name="T22">Sitio oficial de ChatGPT [</text:span><text:span text:style-name="T26">con enlace a https://chat.openai.com/</text:span><text:span text:style-name="T22">]</text:span></text:p>
      <text:p text:style-name="P28"><text:span text:style-name="T22">Codeium</text:span></text:p>
      <text:p text:style-name="P35"><text:span text:style-name="T22">Codeium es una herramienta de IA que permite autocompletar fragmentos de código. Tiene extensiones para navegadores y plataformas de programación.</text:span></text:p>
      <text:p text:style-name="P35"><text:span text:style-name="T22">Sitio oficial de Codeium [</text:span><text:span text:style-name="T26">con enlace a https://codeium.com/</text:span><text:span text:style-name="T22">]</text:span></text:p>
      <text:p text:style-name="P28"><text:span text:style-name="T22">GitHub Copilot</text:span></text:p>
      <text:p text:style-name="P35"><text:span text:style-name="T22">GitHub Copilot convierte las indicaciones que se le hagan en lenguaje natural en sugerencias de codificación en diversos lenguajes de programación.</text:span></text:p>
      <text:p text:style-name="P35"><text:span text:style-name="T22">Sitio oficial de GitHub Copilot <text:s/>[</text:span><text:span text:style-name="T26">con enlace a https://github.com/features/copilot</text:span><text:span text:style-name="T22">]</text:span></text:p>
      <text:p text:style-name="P28"><text:span text:style-name="T22">AI Suggests</text:span></text:p>
      <text:p text:style-name="P35"><text:span text:style-name="T22">AI Suggests, a partir de una temática indicada por el usuario, genera contenido original para blogs utilizando inteligencia artificial.</text:span></text:p>
      <text:p text:style-name="P35"><text:span text:style-name="T22">Sitio oficial de AI Suggests [</text:span><text:span text:style-name="T26">con enlace a https://ai-suggests.com/</text:span><text:span text:style-name="T22">]</text:span></text:p>
      <text:list xml:id="list204753873029413" text:continue-numbering="true" text:style-name="Numbering_20_123">
        <text:list-item>
          <text:h text:style-name="Encabezado_20_1_20_DIW" text:outline-level="1"><text:bookmark-start text:name="__RefHeading___Toc2902_1980576584"/><text:span text:style-name="T21">El documento </text:span><text:span text:style-name="T7">en-el-cine</text:span><text:span text:style-name="T5">.html</text:span><text:bookmark-end text:name="__RefHeading___Toc2902_1980576584"/></text:h>
        </text:list-item>
      </text:list>
      <text:p text:style-name="P21">https://youtu.be/_19pRsZRiz4</text:p>
      <text:p text:style-name="P17">A.I. Inteligencia Artificial. Por Steven Spielberg, 2001 | David, un niño robot programado para poder amar, es adoptado por una pareja; pero ciertas circunstancias hacen su vida difícil.</text:p>
      <text:p text:style-name="P21">https://youtu.be/xR3TT0nSORc</text:p>
      <text:p text:style-name="P17">Yo, robot. Por Alex Proyas, 2004 | En Chicago, año 2035, los robots conviven plácidamente con los humanos, pero de manera inesperada un robot se ve implicado en un crimen.</text:p>
      <text:p text:style-name="P21">https://youtu.be/UVMcpZ42BkA</text:p>
      <text:p text:style-name="P17">HER. Por Spike Jonze, 2013 | Narra la relación entre un escritor y un sistema operativo con inteligencia artificial.</text:p>
      <text:p text:style-name="P21">https://youtu.be/sNExF5WYMaA</text:p>
      <text:p text:style-name="P17">Ex Machina. Por Alex Garland, 2015 | Un programador es elegido para probar una inteligencia artificial en una mansión remota.</text:p>
      <text:list xml:id="list204753456354174" text:continue-numbering="true" text:style-name="Numbering_20_123">
        <text:list-item>
          <text:h text:style-name="P12" text:outline-level="1"><text:bookmark-start text:name="__RefHeading___Toc2902_19805765841"/><text:span text:style-name="T21">El documento </text:span><text:span text:style-name="T7">despacho-42</text:span><text:span text:style-name="T5">.html</text:span><text:bookmark-end text:name="__RefHeading___Toc2902_19805765841"/></text:h>
        </text:list-item>
      </text:list>
      <text:p text:style-name="P36"><text:span text:style-name="T22">[</text:span><text:span text:style-name="T26">A esta página se accede desde el enlace de la página de inicio (</text:span><text:span text:style-name="T31">index.html</text:span><text:span text:style-name="T26">). Se trata de una noticia a texto completo del espacio «Noticias», que no se desarrolla en este prototipo</text:span><text:span text:style-name="T22">]</text:span></text:p>
      <text:p text:style-name="P37"><text:span text:style-name="T22">Ruta de navegación (</text:span><text:span text:style-name="T32">breadcrumb</text:span><text:span text:style-name="T33">s</text:span><text:span text:style-name="T23">)</text:span><text:span text:style-name="T22">:</text:span></text:p>
      <text:p text:style-name="P37"><text:span text:style-name="T23">[</text:span><text:span text:style-name="T28">Más información: </text:span><text:span text:style-name="T26">https://developer.mozilla.org/en-US/docs/Web/CSS/Layout_cookbook/Breadcrumb_Navigation</text:span><text:span text:style-name="T23">]</text:span></text:p>
      <text:list xml:id="list138698220" text:style-name="L3">
        <text:list-item>
          <text:p text:style-name="P38"><text:soft-page-break/><text:span text:style-name="T22">Inicio [</text:span><text:span text:style-name="T37">con enlace a index.html</text:span><text:span text:style-name="T22">]</text:span></text:p>
        </text:list-item>
        <text:list-item>
          <text:p text:style-name="P38"><text:span text:style-name="T22">Noticias [</text:span><text:span text:style-name="T26">enlace vacío</text:span><text:span text:style-name="T22">]</text:span></text:p>
        </text:list-item>
        <text:list-item>
          <text:p text:style-name="P38"><text:span text:style-name="T22">Inteligencia artificial y arte…</text:span></text:p>
        </text:list-item>
      </text:list>
      <text:p text:style-name="P41"><text:span text:style-name="T22">n-despacho42-post.jpg</text:span></text:p>
      <text:list xml:id="list1669511652" text:style-name="L4">
        <text:list-item>
          <text:p text:style-name="P39"><text:span text:style-name="T22">Por Alba Pueyo i Busquets</text:span></text:p>
        </text:list-item>
        <text:list-item>
          <text:p text:style-name="P39"><text:span text:style-name="T22">23 de febrero de 2023</text:span></text:p>
        </text:list-item>
      </text:list>
      <text:p text:style-name="P29"><text:span text:style-name="T22">Despacho 42: Inteligencia artificial y arte con Andrés Burbano</text:span></text:p>
      <text:p text:style-name="P36"><text:span text:style-name="T22">En el episodio de 23 de febrero del podcast Despacho 42, César Córcoles y Susanna Tesconi, profesores de los Estudios de Informática, Multimedia y Telecomunicaciones de la UOC, conversan sobre IA y arte con Andrés Burbano, profesor de los estudios de Artes y Humanidades de la UOC.</text:span></text:p>
      <text:p text:style-name="P29"><text:span text:style-name="T22">Cinco reflexiones sobre el impacto de la inteligencia artificial en el mundo del arte</text:span></text:p>
      <text:p text:style-name="P36"><text:span text:style-name="T22">En el marco de este episodio del podcast Despacho 42, el profesor Andrés Burbano reflexiona sobre varios aspectos relacionados con la inteligencia artificial y el mundo del arte. A continuación recopilamos algunas de las reflexiones más interesantes del episodio.</text:span></text:p>
      <text:p text:style-name="P29"><text:span text:style-name="T22">1. Alan Turing ya se preguntó si las máquinas podían pensar a principios del siglo XX</text:span></text:p>
      <text:p text:style-name="P36"><text:span text:style-name="T22">Andrés Burbano asegura que la inteligencia artificial "tiene un origen muy claro a nivel histórico en el siglo XX". "Cuando Turing terminaba el trabajo de formalización matemática que dio lugar a la teoría de la computación y que contribuyó a la implementación de los computadores en la década de los años 50, ya se preguntó si era posible que las máquinas pensaran. A partir de aquí, planteó una serie de aplicaciones que a largo plazo podría tener este mundo computacional", relata Burbano.</text:span></text:p>
      <text:p text:style-name="P36"><text:span text:style-name="T22">Poco tiempo después se desarrolló una conferencia con varias personas que empezaron a darle forma a los diferentes componentes de la inteligencia artificial: el lenguaje natural, los lenguajes de programación o los programas de inteligencia artificial. "Estas personas intentaron responder a estas preguntas e implementar algunas soluciones, pero vieron que no podían comprobar su funcionamiento porque el hardware era muy lento y tenía unas capacidades muy limitadas", destaca Burbano. Y añade: "No ha sido hasta hace relativamente poco, gracias a las evoluciones en hardware y a que el software se ha vuelto más accesible tanto para los expertos y expertas que desarrollan herramientas y otro tipo de usuarios, que estas ideas y soluciones han podido ser una realidad".</text:span></text:p>
      <text:p text:style-name="P36"><text:span text:style-name="T22">Burbano destaca que "aunque parezca una obviedad, la inteligencia artificial no es un asunto nuevo", ya que "hoy en día hay muchos libros publicados sobre la historia de la inteligencia artificial, como" Art in the Age of Machine Learning de Sofian Audry o The artist in the machine "de Arthur I. Miller" </text:span><text:span text:style-name="T24">[</text:span><text:span text:style-name="T30">ver enlaces más abajo</text:span><text:span text:style-name="T24">].</text:span></text:p>
      <text:p text:style-name="P29"><text:span text:style-name="T22">2. Estamos entrando en un nuevo régimen cultural de la imagen</text:span></text:p>
      <text:p text:style-name="P36"><text:span text:style-name="T22">Burbano asegura que "no hay que confundir a artistas y activistas que están haciendo proyectos basados con IA desde hace años con la aplicación sin criterio en muchos casos de las nuevas herramientas que utilizan algoritmos de machine learning para crear producciones audiovisuales". "Esto no necesariamente es arte, pero nos anuncia que estamos entrando en un nuevo régimen cultural de la imagen en el que muchas de las nociones que estaban presentes hasta ahora en nuestra realidad de la relación con las imágenes se van a movilizar y se están movilizando a una escala sin precedentes", añade.</text:span></text:p>
      <text:p text:style-name="P36"><text:span text:style-name="T22">En este sentido, Burbano destaca que Microsoft ha adquirido Dall·e, una de las herramientas más icónicas con inteligencia artificial, para distribuirla en el nuevo paquete de Office. "Esta forma de crear imágenes va a substituir a estos viejos procesadores imágenes de Microsoft. Esta es una transición muy profunda que no sabemos qué consecuencias va a tener. Aun así, estos problemas de cocreación con las máquinas son apenas embriones de las discusiones que se darán más adelante a nivel sociológico. Lo mismo está pasando con el ChatGPT: estas herramientas cambian el panorama económico y político de las grandes corporaciones", relata el profesor.</text:span></text:p>
      <text:p text:style-name="P29"><text:span text:style-name="T22">3. La IA está generando enormes bases de datos de imágenes colectivas que circulan a través de los medios digitales contemporáneos</text:span></text:p>
      <text:p text:style-name="P36"><text:span text:style-name="T22">Las herramientas de IA capaces de crear imágenes a partir de textos "están anunciando los albores de un nuevo régimen audiovisual de lo cultural". "Este cambio es sumamente importante, conmovedor y por supuesto asusta porque, además </text:span><text:soft-page-break/><text:span text:style-name="T22">de las diferencias en la manera de producir imágenes, el sistema de circulación de los contenidos está cambiando y ya es muy distinto al del pasado", destaca Burbano.</text:span></text:p>
      <text:p text:style-name="P36"><text:span text:style-name="T22">En este sentido, el experto asegura que con el uso de estas tecnologías se están generando enormes cantidades de datos. "La creación de imágenes, basada en el procesamiento natural del lenguaje y el procesamiento de outputs con enormes bases de datos de imágenes colectivas, está dando lugar a enormes bases de datos de imágenes colectivas", relata. <text:s/></text:span></text:p>
      <text:p text:style-name="P29"><text:span text:style-name="T22">4. La uniformidad es uno de los principales riesgos de la creación de imágenes mediante herramientas de IA</text:span></text:p>
      <text:p text:style-name="P36"><text:span text:style-name="T22">Hay quienes piensan que con el auge de estas herramientas el arte volverá a pasar por una de las etapas de historia del arte de reproducir técnicamente imágenes existentes, dando lugar a una posible pérdida de la diversidad y complejidad de las imágenes. "La uniformidad de las imágenes es, sin duda, uno de los riesgos que se puede generar cuando se alimentan este tipo de bases de datos basadas en los procesos de aprendizaje con un tipo de imagen, incluso cuando es aparentemente variado. Ante este contexto de amenaza de la diferencia en el mundo del arte, los artistas tenemos que ser los guardianes de la distinción, entender cómo funciona el sistema e intentar darle un poco la vuelta", asegura el profesor. <text:s/></text:span></text:p>
      <text:p text:style-name="P29"><text:span text:style-name="T22">5. Debemos asumir los cambios con crítica, sin miedo y educando a las nuevas generaciones para que puedan trabajar con estas tecnologías</text:span></text:p>
      <text:p text:style-name="P36"><text:span text:style-name="T22">¿Qué deben hacer los artistas ante el auge de la inteligencia artificial para la producción de imágenes u obras de arte? Burbano asegura que "hay que asumir este tipo de retos con crítica y sin miedo". "No podemos trasladar el miedo al cambio a las nuevas generaciones: a la hora de educar a las personas jóvenes tenemos que aprender también de ellas y utilizar las herramientas que utilizan en su día a día para trasladarles los conocimientos. En este sentido, por ejemplo, yo he llevado a cabo algunos experimentos trabajando con datos extraídos de sus propios perfiles de Facebook para que sean capaces de analizar sus propios datos y sacar conclusiones", concluye.</text:span></text:p>
      <text:p text:style-name="P36"><text:span text:style-name="T22">Artículo completo: Pueyo i Busquets, A. (23 de febrero de 2023). Despacho 42: Inteligencia artificial y arte con Andrés Burbano. Tecnología++</text:span></text:p>
      <text:p text:style-name="P36"><text:span text:style-name="T22">Enlaces dentro del texto de este artículo:</text:span></text:p>
      <text:p text:style-name="P41"><text:span text:style-name="T22">Art in the Age of Machine Learning https://mitpress.mit.edu/9780262046183/art-in-the-age-of-machine-learning/</text:span></text:p>
      <text:p text:style-name="P41"><text:span text:style-name="T22">The artist in the machine https://www.artistinthemachine.net/</text:span></text:p>
      <text:p text:style-name="P36"><text:span text:style-name="T26">Artículo completo: Pueyo i Busquets, A. (23 de febrero de 2023). Despacho 42: Inteligencia artificial y arte con Andrés Burbano. Tecnología++ https://blogs.uoc.edu/informatica/despacho-42-inteligencia-artificial-y-arte/</text:span></text:p>
      <text:p text:style-name="P29"><text:span text:style-name="T22">¿Qué es Despacho 42?</text:span></text:p>
      <text:p text:style-name="P41"><text:span text:style-name="T22">isologo-despacho42.jpg</text:span></text:p>
      <text:p text:style-name="P36"><text:span text:style-name="T22">Despacho 42 es un podcast ideado y producido por los Estudios de Informática, Multimedia y Telecomunicación de la UOC sobre cómo las personas nos relacionamos con la tecnología. Esto nos llevará a hacernos preguntas sobre otras disciplinas como la filosofía, la ética, la economía o la salud, entre otras. El Despacho 42 es habitado por César Córcoles, Susanna Tesconi y Dani Riera. Y quiere ser un lugar para tod@s: para expertos (y no tan expertos) en tecnología, para toda la comunidad UOC, y también para aquella gente de fuera del ámbito, pero que sienta interés por ella.</text:span></text:p>
      <text:p text:style-name="P29"><text:span text:style-name="T22">Enlaces al episodio de 23 de febrero de 2023</text:span></text:p>
      <text:list xml:id="list2522937766" text:style-name="L5">
        <text:list-item>
          <text:p text:style-name="P40"><text:span text:style-name="T22">Ivoox</text:span></text:p>
          <text:p text:style-name="P40"><text:span text:style-name="T22">[</text:span><text:span text:style-name="T26">con enlace a https://go.ivoox.com/rf/103575056?utm_source=embed_audio_new&amp;utm_medium=share&amp;utm_campaign=new_embeds</text:span><text:span text:style-name="T22">]</text:span></text:p>
        </text:list-item>
        <text:list-item>
          <text:p text:style-name="P40"><text:span text:style-name="T22">Spotify</text:span></text:p>
          <text:p text:style-name="P40"><text:span text:style-name="T22">[</text:span><text:span text:style-name="T26">con enlace a https://open.spotify.com/episode/5a7qHBmOFktjCaqlAKgEz1?si=aa986f248ee14acb</text:span><text:span text:style-name="T22">]</text:span></text:p>
        </text:list-item>
        <text:list-item>
          <text:p text:style-name="P40"><text:span text:style-name="T22">Apple Podcasts</text:span></text:p>
          <text:p text:style-name="P40"><text:span text:style-name="T22">[</text:span><text:span text:style-name="T26">con enlace a <text:s/>https://podcasts.apple.com/us/podcast/despacho-42-tecnolog%C3%ADa-y-arte-con-andr%C3%A9s-burbano/id1499615619?i=1000601274966</text:span><text:span text:style-name="T22">]</text:span></text:p>
        </text:list-item>
      </text:list>
      <text:p text:style-name="P36"><text:soft-page-break/><text:span text:style-name="T22">Deja un comentario</text:span></text:p>
      <text:p text:style-name="P36"><text:span text:style-name="T22">Todos los campos son obligatorios</text:span></text:p>
      <text:p text:style-name="P36"><text:span text:style-name="T22"><text:s text:c="4"/>Mensaje</text:span></text:p>
      <text:p text:style-name="P36"><text:span text:style-name="T22"><text:s text:c="4"/>Nombre</text:span></text:p>
      <text:p text:style-name="P36"><text:span text:style-name="T22"><text:s text:c="4"/>Correo electrónico</text:span></text:p>
      <text:p text:style-name="P36"><text:span text:style-name="T22"><text:s text:c="4"/>He leído y acepto la política de privacidad [</text:span><text:span text:style-name="T26">enlace vacío</text:span><text:span text:style-name="T22">]</text:span></text:p>
      <text:p text:style-name="P36"><text:span text:style-name="T22">Enviar el comentario</text:span></text:p>
      <text:p text:style-name="P36"><text:span text:style-name="T22">Artículos recientes</text:span></text:p>
      <text:p text:style-name="P41"><text:span text:style-name="T22">n-geoffrey-hinton-thumbnail.jpg</text:span></text:p>
      <text:p text:style-name="P36"><text:span text:style-name="T22">Geoffrey Hinton advierte de los peligros de la IA</text:span></text:p>
      <text:p text:style-name="P36"><text:span text:style-name="T22">02-05-2023</text:span></text:p>
      <text:p text:style-name="P41"><text:span text:style-name="T22">img/n-ue-ia-thumbnail.jpg</text:span></text:p>
      <text:p text:style-name="P36"><text:span text:style-name="T22">Bruselas prepara la ley de IA para regular su avance</text:span></text:p>
      <text:p text:style-name="P36"><text:span text:style-name="T22">20-04-2023</text:span></text:p>
      <text:list xml:id="list204753685520725" text:continue-list="list204753456354174" text:style-name="Numbering_20_123">
        <text:list-item>
          <text:h text:style-name="Encabezado_20_1_20_DIW" text:outline-level="1"><text:bookmark-start text:name="__RefHeading___Toc2904_1980576584"/>Otras notas sobre el formato<text:bookmark-end text:name="__RefHeading___Toc2904_1980576584"/></text:h>
          <text:list>
            <text:list-item>
              <text:h text:style-name="P14" text:outline-level="2"><text:bookmark-start text:name="__RefHeading___Toc2927_1980576584"/>Cabecera<text:bookmark-end text:name="__RefHeading___Toc2927_1980576584"/></text:h>
            </text:list-item>
          </text:list>
        </text:list-item>
      </text:list>
      <text:p text:style-name="Párrafo_20_DIW"><text:span text:style-name="T43">Logotipo (IA al día)</text:span> [<text:span text:style-name="T18">enlaza a index.htm</text:span>l] </text:p>
      <text:list xml:id="list204753997604272" text:continue-numbering="true" text:style-name="Numbering_20_123">
        <text:list-item>
          <text:list>
            <text:list-item>
              <text:h text:style-name="P15" text:outline-level="2"><text:bookmark-start text:name="__RefHeading___Toc2929_1980576584"/>Pie de página<text:bookmark-end text:name="__RefHeading___Toc2929_1980576584"/></text:h>
            </text:list-item>
          </text:list>
        </text:list-item>
      </text:list>
      <text:list xml:id="list2866202178" text:style-name="L2">
        <text:list-item>
          <text:p text:style-name="P23"><text:span text:style-name="T43">Menú legal:</text:span></text:p>
          <text:list>
            <text:list-item>
              <text:p text:style-name="P24"><text:span text:style-name="T43">Sobre nosotros [</text:span><text:span text:style-name="T19">enlace vacío</text:span><text:span text:style-name="T43">]</text:span></text:p>
            </text:list-item>
            <text:list-item>
              <text:p text:style-name="P24">Aviso legal [<text:span text:style-name="T18">enlace vacío</text:span>]</text:p>
            </text:list-item>
            <text:list-item>
              <text:p text:style-name="P25">Política de privacidad [<text:span text:style-name="T18">enlace vacío</text:span>]</text:p>
            </text:list-item>
            <text:list-item>
              <text:p text:style-name="P25">Política de cookies [<text:span text:style-name="T18">enlace vacío</text:span>]</text:p>
            </text:list-item>
          </text:list>
        </text:list-item>
        <text:list-item>
          <text:p text:style-name="P23"><text:span text:style-name="T43">Menú de redes sociales:</text:span></text:p>
          <text:list>
            <text:list-item>
              <text:p text:style-name="P24"><text:span text:style-name="T43">Twitter</text:span> <text:span text:style-name="T43">(twitter.svg)</text:span> [<text:span text:style-name="T18">enlace vacío</text:span>]</text:p>
            </text:list-item>
            <text:list-item>
              <text:p text:style-name="P24"><text:span text:style-name="T43">Instagram (instagram.svg)</text:span> [<text:span text:style-name="T18">enlace vacío</text:span>]</text:p>
            </text:list-item>
            <text:list-item>
              <text:p text:style-name="P24"><text:span text:style-name="T43">YouTube (youtube.svg)</text:span> [<text:span text:style-name="T18">enlace vacío</text:span>]</text:p>
            </text:list-item>
          </text:list>
        </text:list-item>
        <text:list-item>
          <text:p text:style-name="P23"><text:span text:style-name="T39">2023 © </text:span><text:span text:style-name="T40">IA al día</text:span></text:p>
        </text:list-item>
        <text:list-item>
          <text:p text:style-name="P23"><text:span text:style-name="T40">Actividad realizada por </text:span><text:span text:style-name="T1">Nombre y apellidos del </text:span><text:span text:style-name="T3">alumno</text:span></text:p>
        </text:list-item>
      </text:list>
      <text:list xml:id="list204754094309617" text:continue-list="list204753997604272" text:style-name="Numbering_20_123">
        <text:list-item>
          <text:list>
            <text:list-item>
              <text:h text:style-name="Encabezado_20_2_20_DIW" text:outline-level="2"><text:bookmark-start text:name="__RefHeading___Toc2931_1980576584"/>Menú de navegación <text:span text:style-name="T43">principal</text:span><text:bookmark-end text:name="__RefHeading___Toc2931_1980576584"/></text:h>
            </text:list-item>
          </text:list>
        </text:list-item>
      </text:list>
      <text:p text:style-name="Párrafo_20_DIW"><text:span text:style-name="T43">Aplicaciones</text:span> [<text:span text:style-name="T18">enlaza con</text:span><text:span text:style-name="T8"> </text:span><text:span text:style-name="T10">aplicaciones</text:span><text:span text:style-name="T8">.html</text:span>].</text:p>
      <text:p text:style-name="Párrafo_20_DIW"><text:span text:style-name="T43">Noticias</text:span> [<text:span text:style-name="T18">enla</text:span><text:span text:style-name="T19">ce vacío</text:span>].</text:p>
      <text:p text:style-name="Párrafo_20_DIW"><text:soft-page-break/><text:span text:style-name="T43">En el cine</text:span> [<text:span text:style-name="T18">enlaza con </text:span><text:span text:style-name="T10">en</text:span><text:span text:style-name="T9">-</text:span><text:span text:style-name="T10">el-cine</text:span><text:span text:style-name="T8">.html</text:span>].</text:p>
      <text:list xml:id="list204752724377932" text:continue-numbering="true" text:style-name="Numbering_20_123">
        <text:list-item>
          <text:list>
            <text:list-item>
              <text:h text:style-name="Encabezado_20_2_20_DIW" text:outline-level="2"><text:bookmark-start text:name="__RefHeading___Toc2933_1980576584"/>Consideraciones sobre el formato<text:bookmark-end text:name="__RefHeading___Toc2933_1980576584"/></text:h>
              <text:list>
                <text:list-item>
                  <text:h text:style-name="P16" text:outline-level="3"><text:bookmark-start text:name="__RefHeading___Toc2935_1980576584"/>Colores utilizados<text:bookmark-end text:name="__RefHeading___Toc2935_1980576584"/></text:h>
                </text:list-item>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7"/>
          </table:table-cell>
          <table:table-cell table:style-name="Tabla2.B1" office:value-type="string">
            <text:p text:style-name="P8">#000<text:span text:style-name="T41">000</text:span></text:p>
          </table:table-cell>
          <table:table-cell table:style-name="Tabla2.C1" office:value-type="string">
            <text:p text:style-name="P7">Color del texto / <text:span text:style-name="T44">Menú de navegación</text:span></text:p>
          </table:table-cell>
        </table:table-row>
        <table:table-row table:style-name="Tabla2.2">
          <table:table-cell table:style-name="Tabla2.A2" office:value-type="string">
            <text:p text:style-name="P7"/>
          </table:table-cell>
          <table:table-cell table:style-name="Tabla2.B2" office:value-type="string">
            <text:p text:style-name="P8">#000000</text:p>
            <text:p text:style-name="P19">opacity: 0.5;</text:p>
          </table:table-cell>
          <table:table-cell table:style-name="Tabla2.C2" office:value-type="string">
            <text:p text:style-name="P7">Color para el estado <text:span text:style-name="T5">:hover</text:span> de los enlaces del menú principal y del <text:span text:style-name="T44">logotipo del sitio.</text:span></text:p>
          </table:table-cell>
        </table:table-row>
        <table:table-row table:style-name="Tabla2.2">
          <table:table-cell table:style-name="Tabla2.A3" office:value-type="string">
            <text:p text:style-name="P7"/>
          </table:table-cell>
          <table:table-cell table:style-name="Tabla2.B2" office:value-type="string">
            <text:p text:style-name="P8">#<text:span text:style-name="T45">DE</text:span>2333</text:p>
          </table:table-cell>
          <table:table-cell table:style-name="Tabla2.C3" office:value-type="string">
            <text:p text:style-name="P7">Color <text:span text:style-name="T44">de contraste</text:span></text:p>
          </table:table-cell>
        </table:table-row>
        <table:table-row>
          <table:table-cell table:style-name="Tabla2.A4" office:value-type="string">
            <text:p text:style-name="P7"/>
          </table:table-cell>
          <table:table-cell table:style-name="Tabla2.B4" office:value-type="string">
            <text:p text:style-name="P8">#FFF<text:span text:style-name="T41">FFF</text:span></text:p>
          </table:table-cell>
          <table:table-cell table:style-name="Tabla2.C4" office:value-type="string">
            <text:p text:style-name="P7">Color de los textos sobre fondo negro</text:p>
          </table:table-cell>
        </table:table-row>
        <table:table-row table:style-name="Tabla2.2">
          <table:table-cell table:style-name="Tabla2.A5" office:value-type="string">
            <text:p text:style-name="P7"/>
          </table:table-cell>
          <table:table-cell table:style-name="Tabla2.B5" office:value-type="string">
            <text:p text:style-name="P8">#<text:span text:style-name="T46">F</text:span>4<text:span text:style-name="T46">F</text:span>6<text:span text:style-name="T46">F</text:span>7</text:p>
          </table:table-cell>
          <table:table-cell table:style-name="Tabla2.C5" office:value-type="string">
            <text:p text:style-name="P30">Fondo gris para la descripción de las aplicaciones de IA («<text:span text:style-name="T5">aplicaciones.html</text:span>»), el contenedor de los videos («<text:span text:style-name="T5">en-el-cine.html</text:span>»), en un fragmento del artículo y en los controles de su formulario («<text:span text:style-name="T5">despacho-42.html</text:span>»)</text:p>
          </table:table-cell>
        </table:table-row>
      </table:table>
      <text:list xml:id="list204752351617602" text:continue-numbering="true" text:style-name="Numbering_20_123">
        <text:list-item>
          <text:list>
            <text:list-item>
              <text:list>
                <text:list-item>
                  <text:h text:style-name="P16" text:outline-level="3"><text:bookmark-start text:name="__RefHeading___Toc2937_1980576584"/>Tipo de letra<text:bookmark-end text:name="__RefHeading___Toc2937_1980576584"/></text:h>
                </text:list-item>
              </text:list>
            </text:list-item>
          </text:list>
        </text:list-item>
      </text:list>
      <text:p text:style-name="Párrafo_20_DIW"><text:span text:style-name="T15">Para la construcción de las páginas se ha utilizado el siguiente tipo de fuente, usada directamente desde el directorio de uso libre de </text:span><text:span text:style-name="T17">Google Fonts</text:span><text:span text:style-name="T15">: </text:span><text:span text:style-name="T17">Source Sans Pro</text:span><text:span text:style-name="T15"> (Regular 400, Regular 400 Italic, Bold 700 </text:span><text:span text:style-name="T16">y</text:span><text:span text:style-name="T15"> Bold 700 Italic)</text:span></text:p>
      <text:list xml:id="list204753975811397" text:continue-numbering="true" text:style-name="Numbering_20_123">
        <text:list-item>
          <text:list>
            <text:list-item>
              <text:list>
                <text:list-item>
                  <text:h text:style-name="P16" text:outline-level="3"><text:bookmark-start text:name="__RefHeading___Toc5986_1980576584"/>Enlaces<text:bookmark-end text:name="__RefHeading___Toc5986_1980576584"/></text:h>
                </text:list-item>
              </text:list>
            </text:list-item>
          </text:list>
        </text:list-item>
      </text:list>
      <table:table table:name="Tabla3" table:style-name="Tabla3">
        <table:table-column table:style-name="Tabla3.A"/>
        <table:table-column table:style-name="Tabla3.B"/>
        <table:table-row table:style-name="Tabla3.1">
          <table:table-cell table:style-name="Tabla3.A1" table:number-rows-spanned="3" office:value-type="string">
            <text:p text:style-name="P33">Menú<text:span text:style-name="T39"> de navegación principal</text:span></text:p>
          </table:table-cell>
          <table:table-cell table:style-name="Tabla3.A1" office:value-type="string">
            <text:p text:style-name="P31">Color de los enlaces: <text:span text:style-name="T5">rgb(0, 0, 0)</text:span> / sin subrayado.</text:p>
          </table:table-cell>
        </table:table-row>
        <table:table-row table:style-name="Tabla3.2">
          <table:covered-table-cell table:style-name="Tabla3.A1"/>
          <table:table-cell table:style-name="Tabla3.A1" office:value-type="string">
            <text:p text:style-name="P31">Estado <text:span text:style-name="T11">:hover</text:span>: <text:span text:style-name="T5">rgba(0, 0, 0, 0.5)</text:span> / sin subrayado.</text:p>
          </table:table-cell>
        </table:table-row>
        <table:table-row table:style-name="Tabla3.3">
          <table:covered-table-cell table:style-name="Tabla3.A1"/>
          <table:table-cell table:style-name="Tabla3.A1" office:value-type="string">
            <text:p text:style-name="P31">Aspecto del ítem de la página actual: <text:span text:style-name="T5">rgb(222, 35, 51)</text:span>.</text:p>
          </table:table-cell>
        </table:table-row>
        <table:table-row table:style-name="Tabla3.4">
          <table:table-cell table:style-name="Tabla3.A1" table:number-rows-spanned="3" office:value-type="string">
            <text:p text:style-name="P33">Pie de página</text:p>
          </table:table-cell>
          <table:table-cell table:style-name="Tabla3.A1" office:value-type="string">
            <text:p text:style-name="P31">Color de los enlaces: <text:span text:style-name="T5">rgb(255, 255, 255)</text:span> / sin subrayado.</text:p>
          </table:table-cell>
        </table:table-row>
        <table:table-row table:style-name="Tabla3.5">
          <table:covered-table-cell table:style-name="Tabla3.A1"/>
          <table:table-cell table:style-name="Tabla3.A1" office:value-type="string">
            <text:p text:style-name="P31">Estado <text:span text:style-name="T11">:hover</text:span>:<text:span text:style-name="T5"> rgb(222, 35, 51)</text:span> / sin subrayado.</text:p>
          </table:table-cell>
        </table:table-row>
        <table:table-row table:style-name="Tabla3.6">
          <table:covered-table-cell table:style-name="Tabla3.A1"/>
          <table:table-cell table:style-name="Tabla3.A1" office:value-type="string">
            <text:p text:style-name="P32">Estado <text:span text:style-name="T11">:hover</text:span> imágenes redes sociales: aplicar la propiedad <text:span text:style-name="T11">opacity</text:span> <text:span text:style-name="T47">de CSS </text:span>con <text:span text:style-name="T47">un </text:span>valor <text:span text:style-name="T47">de </text:span><text:span text:style-name="T1">0.7</text:span>.</text:p>
          </table:table-cell>
        </table:table-row>
        <table:table-row table:style-name="Tabla3.7">
          <table:table-cell table:style-name="Tabla3.A1" table:number-rows-spanned="2" office:value-type="string">
            <text:p text:style-name="P33">Enlaces<text:span text:style-name="T39"> dentro de los textos</text:span></text:p>
          </table:table-cell>
          <table:table-cell table:style-name="Tabla3.A1" office:value-type="string">
            <text:p text:style-name="P31">Color de los enlaces: <text:span text:style-name="T12">rgb(222, 35, 51)</text:span> / sin subrayado.</text:p>
          </table:table-cell>
        </table:table-row>
        <table:table-row table:style-name="Tabla3.8">
          <table:covered-table-cell table:style-name="Tabla3.A1"/>
          <table:table-cell table:style-name="Tabla3.A1" office:value-type="string">
            <text:p text:style-name="P31">Estado <text:span text:style-name="T11">:hover</text:span>: <text:span text:style-name="T5">rgb(0, 0, 0)</text:span> / con subrayado.</text:p>
          </table:table-cell>
        </table:table-row>
        <table:table-row table:style-name="Tabla3.9">
          <table:table-cell table:style-name="Tabla3.A1" table:number-rows-spanned="2" office:value-type="string">
            <text:p text:style-name="P34">Enlaces<text:span text:style-name="T39"> en </text:span>«Titulares de las noticias» <text:span text:style-name="T39">y </text:span>«Leer más»<text:span text:style-name="T39"> de </text:span><text:span text:style-name="T5">index.html</text:span><text:span text:style-name="T12"> y </text:span><text:span text:style-name="T5">«Sitio oficial de...»</text:span><text:span text:style-name="T12"> en </text:span><text:span text:style-name="T5">«aplicaciones.html»</text:span></text:p>
          </table:table-cell>
          <table:table-cell table:style-name="Tabla3.A1" office:value-type="string">
            <text:p text:style-name="P32">Color de los enlaces: <text:span text:style-name="T5">rgb(222, 35, 51)</text:span> / sin subrayado.</text:p>
          </table:table-cell>
        </table:table-row>
        <table:table-row table:style-name="Tabla3.9">
          <table:covered-table-cell table:style-name="Tabla3.A1"/>
          <table:table-cell table:style-name="Tabla3.A1" office:value-type="string">
            <text:p text:style-name="P32">Estado <text:span text:style-name="T11">:hover</text:span>: <text:span text:style-name="T5">rgb(0, 0, 0)</text:span> / sin subrayado.</text:p>
          </table:table-cell>
        </table:table-row>
      </table:table>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erif"/>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árrafo_20_DIW" style:display-name="Párrafo DIW" style:family="paragraph" style:parent-style-name="Standard">
      <style:paragraph-properties fo:margin-top="0cm" fo:margin-bottom="0.3cm" style:contextual-spacing="false" fo:text-align="justify" style:justify-single-word="false"/>
      <style:text-properties fo:font-size="11pt" style:font-size-asian="11pt" style:font-size-complex="11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cabezado_20_1_20_DIW" style:display-name="Encabezado 1 DIW" style:family="paragraph" style:parent-style-name="Standard" style:default-outline-level="1" style:list-style-name="Numbering_20_123">
      <loext:graphic-properties draw:fill="solid" draw:fill-color="#b0c4de"/>
      <style:paragraph-properties fo:margin-left="0cm" fo:margin-right="0cm" fo:margin-top="0.6cm" fo:margin-bottom="0.3cm" style:contextual-spacing="false" fo:text-indent="0cm" style:auto-text-indent="false" fo:background-color="#b0c4de"/>
      <style:text-properties fo:font-size="13pt" fo:font-weight="bold" style:font-size-asian="12pt" style:font-size-complex="12pt"/>
    </style:style>
    <style:style style:name="Nota_20_pie_20_DIW" style:display-name="Nota pie DIW" style:family="paragraph" style:parent-style-name="Footnote">
      <style:paragraph-properties fo:margin-top="0.201cm" fo:margin-bottom="0.201cm" style:contextual-spacing="false" fo:text-align="justify" style:justify-single-word="false"/>
      <style:text-properties fo:font-size="9pt" style:font-size-asian="9pt" style:font-size-complex="9pt"/>
    </style:style>
    <style:style style:name="Código_20_fuente_20_DIW" style:display-name="Código fuente DIW" style:family="paragraph" style:parent-style-name="Standard">
      <style:text-properties style:font-name="Courier New2" fo:font-family="'Courier New'" style:font-style-name="Normal" style:font-family-generic="modern" style:font-pitch="fixed" fo:font-size="9pt"/>
    </style:style>
    <style:style style:name="Signature" style:family="paragraph" style:parent-style-name="Standard" style:class="text">
      <style:paragraph-properties text:number-lines="false" text:line-number="0"/>
    </style:style>
    <style:style style:name="Encabezado_20_2_20_DIW" style:display-name="Encabezado 2 DIW" style:family="paragraph" style:parent-style-name="Standard" style:default-outline-level="2" style:list-style-name="Numbering_20_123" style:master-page-name="">
      <style:paragraph-properties fo:margin-left="0cm" fo:margin-right="0cm" fo:margin-top="0.3cm" fo:margin-bottom="0.3cm" style:contextual-spacing="false" fo:text-indent="0cm" style:auto-text-indent="false" style:page-number="auto" text:number-lines="true" text:line-number="1">
        <style:tab-stops/>
      </style:paragraph-properties>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style:contextual-spacing="false"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101cm" fo:margin-bottom="0.049cm" style:contextual-spacing="false" fo:text-indent="0cm" style:auto-text-indent="false">
        <style:tab-stops>
          <style:tab-stop style:position="16.501cm" style:type="right" style:leader-style="dotted" style:leader-text="."/>
        </style:tab-stops>
      </style:paragraph-properties>
      <style:text-properties fo:font-size="10pt"/>
    </style:style>
    <style:style style:name="Encabezado_20_3_20_DIW" style:display-name="Encabezado 3 DIW" style:family="paragraph" style:parent-style-name="Standard" style:default-outline-level="3" style:list-style-name="Numbering_20_123" style:list-level="3">
      <style:paragraph-properties fo:margin-left="0cm" fo:margin-right="0cm" fo:margin-top="0.3cm" fo:margin-bottom="0.3cm" style:contextual-spacing="false" fo:text-indent="0cm" style:auto-text-indent="false"/>
      <style:text-properties fo:font-size="11pt" fo:font-weight="bold" style:font-weight-asian="bold" style:font-weight-complex="bold"/>
    </style:style>
    <style:style style:name="Contents_20_3" style:display-name="Contents 3" style:family="paragraph" style:parent-style-name="Index" style:class="index">
      <style:paragraph-properties fo:margin-left="1cm" fo:margin-right="0cm" fo:margin-top="0.101cm" fo:margin-bottom="0.049cm" style:contextual-spacing="false" fo:text-indent="0cm" style:auto-text-indent="false">
        <style:tab-stops>
          <style:tab-stop style:position="16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Imagen_20_DIW" style:display-name="Imagen DIW" style:family="graphic" style:parent-style-name="Graphics">
      <style:graphic-properties svg:width="7.502cm" fo:min-height="0.041cm" svg:x="4.75cm" svg:y="0.499cm" fo:margin-left="0cm" fo:margin-right="0cm" fo:margin-top="0.499cm" fo:margin-bottom="0.499cm" style:run-through="foreground"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 style:num-suffix=" " style:num-format="1">
        <style:list-level-properties text:list-level-position-and-space-mode="label-alignment">
          <style:list-level-label-alignment text:label-followed-by="listtab" text:list-tab-stop-position="0.7cm" fo:text-indent="-1.33cm" fo:margin-left="1.33cm"/>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listtab" text:list-tab-stop-position="0.9cm" fo:text-indent="-2.03cm" fo:margin-left="2.03cm"/>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listtab" text:list-tab-stop-position="1.101cm" fo:text-indent="-2.731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font-size="10pt" officeooo:rsid="00317957" officeooo:paragraph-rsid="00317957" style:font-size-asian="10pt" style:font-size-complex="10pt"/>
    </style:style>
    <style:style style:name="MP2" style:family="paragraph" style:parent-style-name="Footer">
      <style:text-properties fo:font-size="10pt" officeooo:rsid="002dffe0" officeooo:paragraph-rsid="002dffe0"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99cm" style:distance-after-sep="0.101cm" style:line-style="solid" style:adjustment="left" style:rel-width="25%" style:color="#000000"/>
      </style:page-layout-properties>
      <style:header-style>
        <style:header-footer-properties svg:height="1.499cm" fo:margin-left="0cm" fo:margin-right="0cm" fo:margin-bottom="0.499cm" fo:background-color="transparent" style:dynamic-spacing="false" draw:fill="none" draw:fill-color="#729fcf"/>
      </style:header-style>
      <style:footer-style>
        <style:header-footer-properties svg:height="1.4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text:tab/><text:tab/>2º DAW</text:p>
      </style:header>
      <style:header-first>
        <text:p text:style-name="Header_20_left"/>
      </style:header-first>
      <style:footer>
        <text:p text:style-name="MP2"><text:tab/><text:tab/>Página <text:page-number text:select-page="current">7</text:page-number><text:s/>de <text:page-count>7</text:page-count></text:p>
      </style:footer>
      <style:footer-left>
        <text:p text:style-name="MP2">Página <text:page-number text:select-page="current">6</text:page-number><text:s/>de <text:page-count>7</text:page-count></text:p>
      </style:footer-left>
      <style:footer-first>
        <text:p text:style-name="MP2"><text:tab/><text:tab/></text:p>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5T17:00:02.872000000</meta:creation-date>
    <dc:date>2023-12-11T20:47:52.085000000</dc:date>
    <meta:editing-duration>P7DT6H51M5S</meta:editing-duration>
    <meta:editing-cycles>140</meta:editing-cycles>
    <meta:generator>LibreOffice/7.4.2.3$Windows_X86_64 LibreOffice_project/382eef1f22670f7f4118c8c2dd222ec7ad009daf</meta:generator>
    <meta:document-statistic meta:table-count="2" meta:image-count="0" meta:object-count="0" meta:page-count="7" meta:paragraph-count="178" meta:word-count="2320" meta:character-count="15082" meta:non-whitespace-character-count="12898"/>
  </office:meta>
</office:document-meta>
</file>